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lbany" svg:font-family="Albany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lbany1" svg:font-family="Albany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5.245cm" fo:margin-left="-0.191cm" fo:margin-top="0cm" fo:margin-bottom="0cm" table:align="left" style:writing-mode="lr-tb"/>
    </style:style>
    <style:style style:name="Tabela1.A" style:family="table-column">
      <style:table-column-properties style:column-width="2.177cm"/>
    </style:style>
    <style:style style:name="Tabela1.B" style:family="table-column">
      <style:table-column-properties style:column-width="2.178cm"/>
    </style:style>
    <style:style style:name="Tabela1.C" style:family="table-column">
      <style:table-column-properties style:column-width="2.175cm"/>
    </style:style>
    <style:style style:name="Tabela1.G" style:family="table-column">
      <style:table-column-properties style:column-width="2.18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Verdana" fo:font-size="10pt" style:font-size-asian="10pt" style:font-name-complex="Verdana1" style:font-size-complex="10pt"/>
    </style:style>
    <style:style style:name="P4" style:family="paragraph" style:parent-style-name="lyt-cool_7e_LT_7e_Gliederung_20_1">
      <style:paragraph-properties fo:margin-top="0cm" fo:margin-bottom="0.199cm" loext:contextual-spacing="false"/>
    </style:style>
    <style:style style:name="P5" style:family="paragraph" style:parent-style-name="Standard">
      <style:text-properties style:font-name="Verdana" fo:font-size="10pt" style:font-size-asian="10pt" style:font-name-complex="Verdana1" style:font-size-complex="10pt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Verdana" fo:font-size="10pt" style:font-size-asian="10pt" style:font-name-complex="Verdana1" style:font-size-complex="10pt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List_20_Paragraph" style:list-style-name="WWNum2">
      <style:paragraph-properties fo:margin-top="0cm" fo:margin-bottom="0cm" loext:contextual-spacing="false"/>
    </style:style>
    <style:style style:name="T1" style:family="text">
      <style:text-properties style:font-name="Verdana" fo:font-size="10pt" style:font-size-asian="10pt" style:font-name-complex="Verdana1" style:font-size-complex="10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Wingdings"/>
    </style:style>
    <style:style style:name="T4" style:family="text">
      <style:text-properties style:font-name="Wingdings" fo:font-size="10pt" style:font-size-asian="10pt" style:font-name-complex="Verdana1" style:font-size-complex="10pt"/>
    </style:style>
    <style:style style:name="T5" style:family="text">
      <style:text-properties officeooo:rsid="000ba4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1</text:span>. Caso tenhamos 8 HDs de 1 tera cada, qual a quantidade de disco máxima disponível para meu banco de dados em se considerando espelhamento de dados (RAID1), RAID 4, RAID 5 e RAID 6?</text:p>
      <text:p text:style-name="P2"><text:span text:style-name="T4"></text:span><text:span text:style-name="T1"> Espelhamento (RAID1): 4 tera, RAID 4 e 5 – 7 tera, RAID 6 – 6 tera.</text:span></text:p>
      <text:p text:style-name="P3"/>
      <text:p text:style-name="P1"><text:span text:style-name="T5">2</text:span>. Descubra o valor dos XXXX em se considerando RAID 5 (os XXXX representam o disco que apresentou falhas e cujo dados foram perdidos)</text:p>
      <text:p text:style-name="P1">1100<text:tab/><text:tab/>10101100</text:p>
      <text:p text:style-name="P1">0011<text:tab/><text:tab/>11001100</text:p>
      <text:p text:style-name="P1">1010<text:tab/><text:tab/>XXXXXXXX</text:p>
      <text:p text:style-name="P1">XXXX<text:tab/><text:tab/>11111111</text:p>
      <text:p text:style-name="P1">1100<text:tab/><text:tab/>00000000</text:p>
      <text:p text:style-name="P1"><text:s text:c="28"/>11010101</text:p>
      <text:p text:style-name="P1"><text:s text:c="28"/>00101111</text:p>
      <text:p text:style-name="P1">→ 1001 e 01100101</text:p>
      <text:p text:style-name="P1"/>
      <text:p text:style-name="P1"><text:span text:style-name="T5">3</text:span>. Descubra o valor de X e Y em se considerando RAID 6 (o X e Y representam os dois discos que foram perdido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B"/>
        <table:table-column table:style-name="Tabela1.A"/>
        <table:table-column table:style-name="Tabela1.G"/>
        <table:table-row table:style-name="Tabela1.1">
          <table:table-cell table:style-name="Tabela1.A1" office:value-type="string">
            <text:p text:style-name="P2">A1</text:p>
          </table:table-cell>
          <table:table-cell table:style-name="Tabela1.A1" office:value-type="string">
            <text:p text:style-name="P2">A2</text:p>
          </table:table-cell>
          <table:table-cell table:style-name="Tabela1.A1" office:value-type="string">
            <text:p text:style-name="P2">A3</text:p>
          </table:table-cell>
          <table:table-cell table:style-name="Tabela1.A1" office:value-type="string">
            <text:p text:style-name="P2">A4</text:p>
          </table:table-cell>
          <table:table-cell table:style-name="Tabela1.A1" office:value-type="string">
            <text:p text:style-name="P2">A5</text:p>
          </table:table-cell>
          <table:table-cell table:style-name="Tabela1.A1" office:value-type="string">
            <text:p text:style-name="P2">A6</text:p>
          </table:table-cell>
          <table:table-cell table:style-name="Tabela1.A1" office:value-type="string">
            <text:p text:style-name="P2">A7</text:p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2">Y</text:p>
          </table:table-cell>
          <table:table-cell table:style-name="Tabela1.A1" office:value-type="string">
            <text:p text:style-name="P2">1</text:p>
          </table:table-cell>
        </table:table-row>
      </table:table>
      <text:p text:style-name="P1"/>
      <text:p text:style-name="P1">P = A1 + A2 + A3 + A4 + A5 + A6 + A7 = 26</text:p>
      <text:p text:style-name="P1">Q = 1A1 + 2A2 +3A3 + 4A4 + 5A5 +6A6 +7A7 = 96</text:p>
      <text:p text:style-name="P1">→ x=7, y=3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lbany" svg:font-family="Albany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lbany1" svg:font-family="Albany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yt-cool_7e_LT_7e_Gliederung_20_1" style:display-name="lyt-cool~LT~Gliederung 1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fo:color="#000000" style:font-name="Albany" fo:font-family="Albany" style:font-family-generic="roman" style:font-pitch="variable" fo:font-size="24pt" style:font-size-asian="24pt" style:font-name-complex="Albany1" style:font-family-complex="Albany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Verdana1" style:font-family-complex="Verdana" style:font-family-generic-complex="system" style:font-pitch-complex="variable"/>
    </style:style>
    <style:style style:name="ListLabel_20_3" style:display-name="ListLabel 3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eonardo</meta:initial-creator>
    <meta:editing-cycles>65</meta:editing-cycles>
    <meta:creation-date>2016-08-31T01:14:00</meta:creation-date>
    <dc:date>2020-02-22T00:37:15.686000000</dc:date>
    <meta:editing-duration>PT27M7S</meta:editing-duration>
    <meta:generator>LibreOffice/6.3.4.2$Windows_X86_64 LibreOffice_project/60da17e045e08f1793c57c00ba83cdfce946d0aa</meta:generator>
    <meta:document-statistic meta:table-count="1" meta:image-count="0" meta:object-count="0" meta:page-count="1" meta:paragraph-count="29" meta:word-count="162" meta:character-count="771" meta:non-whitespace-character-count="5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